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C000000883A50DC639B77397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6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3.7cm"/>
    </style:style>
    <style:style style:name="gr5" style:family="graphic" style:parent-style-name="standard">
      <style:graphic-properties draw:textarea-horizontal-align="justify" draw:textarea-vertical-align="middle" draw:auto-grow-height="false" fo:min-height="2.95cm" fo:min-width="4.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28cm" svg:height="3.854cm" svg:x="1.406cm" svg:y="4.267cm">
          <draw:image xlink:href="Pictures/10000000000000BC000000883A50DC639B773976.jpg" xlink:type="simple" xlink:show="embed" xlink:actuate="onLoad">
            <text:p/>
          </draw:image>
        </draw:frame>
        <draw:custom-shape draw:style-name="gr2" draw:text-style-name="P1" draw:layer="layout" svg:width="7cm" svg:height="3.2cm" svg:x="6.6cm" svg:y="4.267cm">
          <text:p text:style-name="P1">MFCC feature </text:p>
          <text:p text:style-name="P1">extraction(using librosa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6cm" svg:y1="6cm" svg:x2="16cm" svg:y2="6cm">
          <text:p/>
        </draw:line>
        <draw:custom-shape draw:style-name="gr4" draw:text-style-name="P1" draw:layer="layout" svg:width="4.2cm" svg:height="3cm" svg:x="16cm" svg:y="4.422cm">
          <text:p text:style-name="P1">CNN 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0.2cm" svg:y1="6cm" svg:x2="22.6cm" svg:y2="6cm">
          <text:p/>
        </draw:line>
        <draw:custom-shape draw:style-name="gr5" draw:text-style-name="P1" draw:layer="layout" svg:width="5cm" svg:height="3.2cm" svg:x="22.6cm" svg:y="4.4cm">
          <text:p text:style-name="P1">output(sentence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22:07:28.392717205</meta:creation-date>
    <dc:date>2019-07-26T22:21:28.551516427</dc:date>
    <meta:editing-duration>PT3M30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